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8cm">
          <draw:text-box>
            <text:p><text:span text:style-name="T1">i</text:span></text:p>
          </draw:text-box>
        </draw:frame>
        <draw:frame draw:style-name="gr3" draw:text-style-name="P2" draw:layer="layout" svg:width="15.313cm" svg:height="8.613cm" svg:x="0.011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0T10:27:52.662625229</dc:date>
    <meta:editing-duration>PT4M14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4cm" svg:height="8.614cm" xlink:href="." xlink:type="simple" chart:class="chart:scatter" chart:style-name="ch1">
        <chart:plot-area chart:style-name="ch2" chart:data-source-has-labels="both" svg:x="0.306cm" svg:y="0.172cm" svg:width="14.702cm" svg:height="8.27cm">
          <chart:coordinate-region svg:x="0.452cm" svg:y="0.371cm" svg:width="14.462cm" svg:height="7.872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